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1.8pt"/>
    </style:style>
    <style:style style:name="co7" style:family="table-column">
      <style:table-column-properties fo:break-before="auto" style:column-width="90.71pt"/>
    </style:style>
    <style:style style:name="co8" style:family="table-column">
      <style:table-column-properties fo:break-before="auto" style:column-width="12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11]" office:value-type="currency" office:currency="USD" office:value="8.05" calcext:value-type="currency">
            <text:p>$8.0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4.15" calcext:value-type="currency">
            <text:p>$24.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11]" office:value-type="currency" office:currency="USD" office:value="4.43" calcext:value-type="currency">
            <text:p>$4.43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4.43" calcext:value-type="currency">
            <text:p>$4.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2"/>
          <table:table-cell office:value-type="string" calcext:value-type="string">
            <text:p>Cables 2 Go</text:p>
          </table:table-cell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 office:value-type="string" calcext:value-type="string">
            <text:p>https://www.amazon.com/gp/product/B0002J1SUU/ref=ox_sc_act_title_2?smid=ATVPDKIKX0DER&amp;psc=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2"/>
          <table:table-cell office:value-type="string" calcext:value-type="string">
            <text:p>Cables 2 Go</text:p>
          </table:table-cell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 office:value-type="string" calcext:value-type="string">
            <text:p>https://www.amazon.com/gp/product/B0002J1ST6/ref=ox_sc_act_title_1?smid=ATVPDKIKX0DER&amp;psc=1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13.41" calcext:value-type="currency">
            <text:p>$113.41</text:p>
          </table:table-cell>
          <table:table-cell/>
        </table:table-row>
      </table:table>
      <table:table table:name="Judge Trigger Box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0.94" calcext:value-type="currency">
            <text:p>$0.94</text:p>
          </table:table-cell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and 4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5]*[.H5]" office:value-type="currency" office:currency="USD" office:value="4.48" calcext:value-type="currency">
            <text:p>$4.48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8.05" calcext:value-type="currency">
            <text:p>$8.05</text:p>
          </table:table-cell>
          <table:table-cell/>
        </table:table-row>
      </table:table>
      <table:table table:name="Timer Box" table:style-name="ta1"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Round Control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5]*[.H5]" office:value-type="currency" office:currency="USD" office:value="2.8" calcext:value-type="currency">
            <text:p>$2.80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table:formula="of:=[.H5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4.43" calcext:value-type="currency">
            <text:p>$4.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16">00/00/0000</text:date>, <text:time style:data-style-name="N2" text:time-value="15:58:41.0163341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5-04T17:46:51.958700916</dc:date>
    <dc:creator>David Wright</dc:creator>
    <meta:editing-duration>PT14H18M7S</meta:editing-duration>
    <meta:editing-cycles>26</meta:editing-cycles>
    <meta:generator>LibreOffice/6.0.2.1$MacOSX_X86_64 LibreOffice_project/f7f06a8f319e4b62f9bc5095aa112a65d2f3ac89</meta:generator>
    <meta:document-statistic meta:table-count="3" meta:cell-count="216" meta:object-count="0"/>
  </office:meta>
</office:document-meta>
</file>